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width="16.439cm" svg:height="10.23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e colot</meta:initial-creator>
    <meta:creation-date>2016-06-08T09:42:37.03</meta:creation-date>
    <meta:document-statistic meta:table-count="0" meta:image-count="0" meta:object-count="1" meta:page-count="1" meta:paragraph-count="0" meta:word-count="0" meta:character-count="0"/>
    <dc:date>2016-06-08T10:00:25.21</dc:date>
    <dc:creator>martine colot</dc:creator>
    <meta:editing-duration>PT00H02M37S</meta:editing-duration>
    <meta:editing-cycles>1</meta:editing-cycles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1" number:language="fr" number:country="BE">
      <number:number number:decimal-places="2" number:min-integer-digits="1"/>
      <number:text>%</number:text>
    </number:percentage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11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5011">
      <style:chart-properties chart:link-data-style-to-source="fals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58ed5"/>
      <style:text-properties fo:color="#000000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ffc000"/>
    </style:style>
    <style:style style:name="ch9" style:family="chart">
      <style:chart-properties chart:solid-type="cuboid"/>
      <style:graphic-properties draw:fill-color="#ff0066"/>
    </style:style>
    <style:style style:name="ch10" style:family="chart">
      <style:chart-properties chart:solid-type="cuboid"/>
      <style:graphic-properties draw:fill-color="#a6e51b"/>
    </style:style>
    <style:style style:name="ch11" style:family="chart">
      <style:chart-properties chart:solid-type="cuboid"/>
      <style:graphic-properties draw:fill-color="#0c28f4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6.439cm" svg:height="10.235cm" xlink:href="." chart:class="chart:circle" chart:style-name="ch1">
        <chart:title svg:x="5.322cm" svg:y="0.204cm" chart:style-name="ch2">
          <text:p> Répartition des cours</text:p>
        </chart:title>
        <chart:legend chart:legend-position="end" svg:x="13.05cm" svg:y="3.83cm" chart:style-name="ch3"/>
        <chart:plot-area chart:style-name="ch4" chart:data-source-has-labels="both" svg:x="0.328cm" svg:y="1.177cm" svg:width="12.395cm" svg:height="8.65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"Atouts Jeunes" répartition des cours</text:p>
              </table:table-cell>
            </table:table-row>
          </table:table-header-rows>
          <table:table-rows>
            <table:table-row>
              <table:table-cell office:value-type="string">
                <text:p>Cours généraux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Projet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Orientatio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nformatiqu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0.045">
                <text:p>0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